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10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5.35cm" fo:min-width="16.8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3.25cm" fo:min-width="15.9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9.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5.75cm" fo:min-width="15.1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55cm" fo:min-width="4.6cm"/>
    </style:style>
    <style:style style:name="gr14" style:family="graphic" style:parent-style-name="standard">
      <style:graphic-properties draw:stroke="none" svg:stroke-color="#000000" draw:fill="none" draw:fill-color="#ffffff" fo:min-height="0.78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45.451cm" fo:min-width="21.541cm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13.9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15.6cm"/>
    </style:style>
    <style:style style:name="gr18" style:family="graphic" style:parent-style-name="standard">
      <style:graphic-properties draw:stroke="none" svg:stroke-color="#000000" draw:fill="none" draw:fill-color="#ffffff" fo:min-height="0.35cm"/>
    </style:style>
    <style:style style:name="gr19" style:family="graphic" style:parent-style-name="standard">
      <style:graphic-properties draw:stroke="none" svg:stroke-color="#000000" draw:fill="none" draw:fill-color="#ffffff" fo:min-height="0.489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7.75cm" fo:min-width="19.6cm"/>
    </style:style>
    <style:style style:name="gr21" style:family="graphic" style:parent-style-name="standard">
      <style:graphic-properties draw:textarea-horizontal-align="justify" draw:textarea-vertical-align="middle" draw:auto-grow-height="false" fo:min-height="1.45cm" fo:min-width="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0.65cm" fo:min-width="19.6cm"/>
    </style:style>
    <style:style style:name="gr23" style:family="graphic" style:parent-style-name="standard">
      <style:graphic-properties draw:textarea-horizontal-align="justify" draw:textarea-vertical-align="middle" draw:auto-grow-height="false" fo:min-height="1.45cm" fo:min-width="6.2cm"/>
    </style:style>
    <style:style style:name="gr24" style:family="graphic" style:parent-style-name="standard">
      <style:graphic-properties draw:textarea-horizontal-align="justify" draw:textarea-vertical-align="middle" draw:auto-grow-height="false" fo:min-height="1.45cm" fo:min-width="10.9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2.85cm" fo:min-width="19.4cm"/>
    </style:style>
    <style:style style:name="gr26" style:family="graphic" style:parent-style-name="standard">
      <style:graphic-properties draw:textarea-horizontal-align="justify" draw:textarea-vertical-align="middle" draw:auto-grow-height="false" fo:min-height="1.65cm" fo:min-width="10.2cm"/>
    </style:style>
    <style:style style:name="gr27" style:family="graphic" style:parent-style-name="standard">
      <style:graphic-properties draw:textarea-horizontal-align="justify" draw:textarea-vertical-align="middle" draw:auto-grow-height="false" fo:min-height="1.05cm" fo:min-width="10.4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51.55cm" fo:min-width="21.2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21.85cm" fo:min-width="21.1cm"/>
    </style:style>
    <style:style style:name="gr30" style:family="graphic" style:parent-style-name="standard">
      <style:graphic-properties draw:stroke="none" svg:stroke-color="#000000" draw:fill="none" draw:fill-color="#ffffff" fo:min-height="5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6" draw:id="id36" draw:layer="layout" svg:width="2.4cm" svg:height="1.7cm" svg:x="3cm" svg:y="82.8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cm" svg:y="7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cm" svg:y="4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60" draw:id="id60" draw:layer="layout" svg:width="2.4cm" svg:height="1.7cm" svg:x="19.9cm" svg:y="163.6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11.1cm" svg:height="1.7cm" svg:x="9.5cm" svg:y="173.2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61" draw:id="id61" draw:layer="layout" svg:width="2.4cm" svg:height="1.7cm" svg:x="16.1cm" svg:y="165.6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xml:id="id62" draw:id="id62" draw:layer="layout" svg:width="2.4cm" svg:height="1.7cm" svg:x="9.8cm" svg:y="167.4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2.4cm" svg:height="1.7cm" svg:x="9cm" svg:y="8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63" draw:id="id63" draw:layer="layout" svg:width="2.4cm" svg:height="1.7cm" svg:x="13.1cm" svg:y="170.4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3cm" svg:height="15.6cm" svg:x="6.6cm" svg:y="16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6.8cm" svg:y="163.4cm">
          <draw:text-box>
            <text:p>BLAT Annotation</text:p>
          </draw:text-box>
        </draw:frame>
        <draw:custom-shape draw:style-name="gr1" draw:text-style-name="P1" xml:id="id65" draw:id="id65" draw:layer="layout" svg:width="2.4cm" svg:height="1.7cm" svg:x="18.5cm" svg:y="178.9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66" draw:id="id66" draw:layer="layout" svg:width="2.4cm" svg:height="1.7cm" svg:x="15.3cm" svg:y="181.2cm">
          <text:p text:style-name="P1">DIAMOND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xml:id="id67" draw:id="id67" draw:layer="layout" svg:width="2.4cm" svg:height="1.7cm" svg:x="7.2cm" svg:y="183.7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68" draw:id="id68" draw:layer="layout" svg:width="2.4cm" svg:height="1.7cm" svg:x="11.3cm" svg:y="185.6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4cm" svg:height="13.5cm" svg:x="6.2cm" svg:y="178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6.2cm" svg:y="191cm">
          <draw:text-box>
            <text:p>DIAMOND Annotation</text:p>
          </draw:text-box>
        </draw:frame>
        <draw:custom-shape draw:style-name="gr7" draw:text-style-name="P1" xml:id="id69" draw:id="id69" draw:layer="layout" svg:width="10cm" svg:height="1.7cm" svg:x="7.9cm" svg:y="189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8.2cm" svg:y1="5.7cm" svg:x2="8.2cm" svg:y2="7.5cm" draw:start-shape="id1" draw:end-shape="id2" svg:d="M8200 5700v1800" svg:viewBox="0 0 1 1801">
          <text:p/>
        </draw:connector>
        <draw:frame draw:style-name="gr9" draw:text-style-name="P3" draw:layer="layout" svg:width="3.6cm" svg:height="1cm" svg:x="8.4cm" svg:y="6.4cm">
          <draw:text-box>
            <text:p>Pair 1, 2, orphans</text:p>
          </draw:text-box>
        </draw:frame>
        <draw:connector draw:style-name="gr10" draw:text-style-name="P2" draw:layer="layout" draw:type="line" svg:x1="8.2cm" svg:y1="2.9cm" svg:x2="8.2cm" svg:y2="4cm" draw:start-shape="id3" draw:start-glue-point="2" draw:end-shape="id1" draw:end-glue-point="0" svg:d="M8200 2900v1100" svg:viewBox="0 0 1 1101">
          <text:p/>
        </draw:connector>
        <draw:frame draw:style-name="gr9" draw:text-style-name="P3" draw:layer="layout" svg:width="3.6cm" svg:height="1cm" svg:x="8.4cm" svg:y="3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4cm" svg:y="10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8.2cm" svg:y1="9.2cm" svg:x2="5.3cm" svg:y2="11.7cm" draw:start-shape="id2" draw:start-glue-point="2" draw:end-shape="id4" draw:end-glue-point="0" svg:d="M8200 9200l-2900 2500" svg:viewBox="0 0 2901 2501">
          <text:p/>
        </draw:connector>
        <draw:connector draw:style-name="gr10" draw:text-style-name="P2" draw:layer="layout" draw:type="line" svg:x1="8.2cm" svg:y1="9.2cm" svg:x2="8.3cm" svg:y2="13.6cm" draw:start-shape="id2" draw:start-glue-point="2" draw:end-shape="id5" svg:d="M8200 9200l100 4400" svg:viewBox="0 0 101 4401">
          <text:p/>
        </draw:connector>
        <draw:connector draw:style-name="gr10" draw:text-style-name="P2" draw:layer="layout" draw:type="line" svg:x1="8.2cm" svg:y1="9.2cm" svg:x2="11.6cm" svg:y2="10.3cm" draw:start-shape="id2" draw:start-glue-point="2" draw:end-shape="id6" draw:end-glue-point="0" svg:d="M8200 9200l3400 1100" svg:viewBox="0 0 3401 1101">
          <text:p/>
        </draw:connector>
        <draw:frame draw:style-name="gr4" draw:text-style-name="P3" draw:layer="layout" svg:width="2.6cm" svg:height="0.7cm" svg:x="10.6cm" svg:y="9.1cm">
          <draw:text-box>
            <text:p>Orphans</text:p>
          </draw:text-box>
        </draw:frame>
        <draw:frame draw:style-name="gr11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10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10" draw:text-style-name="P2" draw:layer="layout" draw:type="line" svg:x1="11.6cm" svg:y1="12cm" svg:x2="11.7cm" svg:y2="15.8cm" draw:start-shape="id6" draw:start-glue-point="2" draw:end-shape="id9" draw:end-glue-point="0" svg:d="M11600 12000l100 3800" svg:viewBox="0 0 101 3801">
          <text:p/>
        </draw:connector>
        <draw:connector draw:style-name="gr10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10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xml:id="id16" draw:id="id16" draw:layer="layout" svg:width="2.4cm" svg:height="1.7cm" svg:x="10.5cm" svg:y="35.7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4cm" svg:height="1.7cm" svg:x="3.7cm" svg:y="37.6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2.4cm" svg:height="1.7cm" svg:x="7.1cm" svg:y="39.5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2.4cm" svg:height="1.7cm" svg:x="10.5cm" svg:y="42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2.4cm" svg:height="1.7cm" svg:x="3.5cm" svg:y="44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2.4cm" svg:height="1.7cm" svg:x="7cm" svg:y="46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1cm" svg:y="48.4cm">
          <text:p text:style-name="P1">VR Remove</text:p>
          <text:p text:style-name="P1">pr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0" draw:id="id20" draw:layer="layout" svg:width="2.4cm" svg:height="1.7cm" svg:x="10.6cm" svg:y="50.6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2.4cm" svg:height="1.7cm" svg:x="3.8cm" svg:y="52.5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2.4cm" svg:height="1.7cm" svg:x="7.2cm" svg:y="54.4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2.4cm" svg:height="1.7cm" svg:x="10.6cm" svg:y="56.9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2.4cm" svg:height="1.7cm" svg:x="3.6cm" svg:y="59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2.4cm" svg:height="1.7cm" svg:x="7.1cm" svg:y="61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2.4cm" svg:height="1.7cm" svg:x="10.5cm" svg:y="63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2.4cm" svg:height="1.7cm" svg:x="10.5cm" svg:y="69.8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2.4cm" svg:height="1.7cm" svg:x="3.5cm" svg:y="71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2.4cm" svg:height="1.7cm" svg:x="7cm" svg:y="73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2.4cm" svg:height="1.7cm" svg:x="3.5cm" svg:y="64.8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2.4cm" svg:height="1.7cm" svg:x="6.9cm" svg:y="67.5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5.6cm" svg:height="76cm" svg:x="1.9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.2cm" svg:y="75.5cm">
          <draw:text-box>
            <text:p>Preprocess</text:p>
          </draw:text-box>
        </draw:frame>
        <draw:custom-shape draw:style-name="gr1" draw:text-style-name="P1" xml:id="id32" draw:id="id32" draw:layer="layout" svg:width="2.4cm" svg:height="1.7cm" svg:x="14.2cm" svg:y="79.8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.4cm" svg:y="88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3" draw:text-style-name="P2" xml:id="id39" draw:id="id39" draw:layer="layout" svg:width="5.1cm" svg:height="2.8cm" svg:x="1.6cm" svg:y="88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8cm" svg:height="1.039cm" svg:x="5.1cm" svg:y="90.1cm">
          <draw:text-box>
            <text:p>N-times</text:p>
          </draw:text-box>
        </draw:frame>
        <draw:custom-shape draw:style-name="gr1" draw:text-style-name="P1" draw:layer="layout" svg:width="2.4cm" svg:height="1.7cm" svg:x="8.5cm" svg:y="91.661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3" draw:text-style-name="P2" xml:id="id38" draw:id="id38" draw:layer="layout" svg:width="5.1cm" svg:height="2.8cm" svg:x="7.7cm" svg:y="90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1.1cm" svg:y="92.961cm">
          <draw:text-box>
            <text:p>N-times</text:p>
          </draw:text-box>
        </draw:frame>
        <draw:custom-shape draw:style-name="gr1" draw:text-style-name="P1" draw:layer="layout" svg:width="2.4cm" svg:height="1.7cm" svg:x="13.6cm" svg:y="85.9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3" draw:text-style-name="P2" xml:id="id37" draw:id="id37" draw:layer="layout" svg:width="5.1cm" svg:height="2.8cm" svg:x="12.8cm" svg:y="85.2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8cm" svg:height="1.039cm" svg:x="16.3cm" svg:y="87.3cm">
          <draw:text-box>
            <text:p>N-times</text:p>
          </draw:text-box>
        </draw:frame>
        <draw:custom-shape draw:style-name="gr1" draw:text-style-name="P1" draw:layer="layout" svg:width="2.4cm" svg:height="1.7cm" svg:x="13.6cm" svg:y="95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3" draw:text-style-name="P2" xml:id="id40" draw:id="id40" draw:layer="layout" svg:width="5.1cm" svg:height="2.8cm" svg:x="12.8cm" svg:y="9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6.1cm" svg:y="96.261cm">
          <draw:text-box>
            <text:p>N-times</text:p>
          </draw:text-box>
        </draw:frame>
        <draw:custom-shape draw:style-name="gr1" draw:text-style-name="P1" draw:layer="layout" svg:width="2.4cm" svg:height="1.7cm" svg:x="2.4cm" svg:y="98.8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3" draw:text-style-name="P2" xml:id="id42" draw:id="id42" draw:layer="layout" svg:width="5.1cm" svg:height="2.8cm" svg:x="1.6cm" svg:y="9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4.9cm" svg:y="99.761cm">
          <draw:text-box>
            <text:p>N-times</text:p>
          </draw:text-box>
        </draw:frame>
        <draw:custom-shape draw:style-name="gr1" draw:text-style-name="P1" draw:layer="layout" svg:width="2.4cm" svg:height="1.7cm" svg:x="8.6cm" svg:y="102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3" draw:text-style-name="P2" xml:id="id41" draw:id="id41" draw:layer="layout" svg:width="5.1cm" svg:height="2.8cm" svg:x="7.8cm" svg:y="10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1.1cm" svg:y="103.261cm">
          <draw:text-box>
            <text:p>N-times</text:p>
          </draw:text-box>
        </draw:frame>
        <draw:custom-shape draw:style-name="gr15" draw:text-style-name="P2" draw:layer="layout" svg:width="22.041cm" svg:height="45.701cm" draw:transform="rotate (-0.00767944870877482) translate (1.24cm 76.70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4cm" svg:y="104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3" draw:text-style-name="P2" xml:id="id43" draw:id="id43" draw:layer="layout" svg:width="5.1cm" svg:height="2.8cm" svg:x="13.6cm" svg:y="10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6.9cm" svg:y="105.861cm">
          <draw:text-box>
            <text:p>N-times</text:p>
          </draw:text-box>
        </draw:frame>
        <draw:custom-shape draw:style-name="gr1" draw:text-style-name="P1" draw:layer="layout" svg:width="2.4cm" svg:height="1.7cm" svg:x="2.7cm" svg:y="108.5cm">
          <text:p text:style-name="P1">Merge files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9cm" svg:height="1.039cm" svg:x="5.2cm" svg:y="109.461cm">
          <draw:text-box>
            <text:p>N-times</text:p>
          </draw:text-box>
        </draw:frame>
        <draw:custom-shape draw:style-name="gr1" draw:text-style-name="P1" draw:layer="layout" svg:width="2.4cm" svg:height="1.7cm" svg:x="8.6cm" svg:y="111.8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5.1cm" svg:height="2.8cm" svg:x="7.8cm" svg:y="1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1.1cm" svg:y="112.761cm">
          <draw:text-box>
            <text:p>N-times</text:p>
          </draw:text-box>
        </draw:frame>
        <draw:custom-shape draw:style-name="gr13" draw:text-style-name="P2" xml:id="id45" draw:id="id45" draw:layer="layout" svg:width="5.1cm" svg:height="2.8cm" svg:x="2cm" svg:y="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46" draw:id="id46" draw:layer="layout" svg:width="14.4cm" svg:height="1.6cm" svg:x="4.5cm" svg:y="115.4cm">
          <text:p text:style-name="P1">Filter rRNA</text:p>
          <draw:enhanced-geometry svg:viewBox="0 0 21600 21600" draw:type="rectangle" draw:enhanced-path="M 0 0 L 21600 0 21600 21600 0 21600 0 0 Z N"/>
        </draw:custom-shape>
        <draw:custom-shape draw:style-name="gr17" draw:text-style-name="P1" xml:id="id47" draw:id="id47" draw:layer="layout" svg:width="16.1cm" svg:height="1.7cm" svg:x="3.2cm" svg:y="118.4cm">
          <text:p text:style-name="P1">Filter mRNA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9cm" svg:height="0.645cm" svg:x="17cm" svg:y="117.7cm">
          <draw:text-box>
            <text:p>Orphans, pair 1, 2</text:p>
          </draw:text-box>
        </draw:frame>
        <draw:frame draw:style-name="gr19" draw:text-style-name="P3" draw:layer="layout" svg:width="3.9cm" svg:height="0.739cm" svg:x="16.6cm" svg:y="120.361cm">
          <draw:text-box>
            <text:p>Orphans, pair 1, 2</text:p>
          </draw:text-box>
        </draw:frame>
        <draw:frame draw:style-name="gr19" draw:text-style-name="P3" draw:layer="layout" svg:width="3.9cm" svg:height="0.739cm" svg:x="18.7cm" svg:y="121.561cm">
          <draw:text-box>
            <text:p>Filter rRNA</text:p>
          </draw:text-box>
        </draw:frame>
        <draw:custom-shape draw:style-name="gr1" draw:text-style-name="P1" xml:id="id50" draw:id="id50" draw:layer="layout" svg:width="2.4cm" svg:height="1.7cm" svg:x="33.2cm" svg:y="130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xml:id="id49" draw:id="id49" draw:layer="layout" svg:width="2.4cm" svg:height="1.7cm" svg:x="27cm" svg:y="127.7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xml:id="id48" draw:id="id48" draw:layer="layout" svg:width="2.4cm" svg:height="1.7cm" svg:x="37.3cm" svg:y="125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0.1cm" svg:height="8cm" svg:x="25.6cm" svg:y="12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cm" svg:height="1.039cm" svg:x="41.5cm" svg:y="130.3cm">
          <draw:text-box>
            <text:p>Duplicate repopulation</text:p>
          </draw:text-box>
        </draw:frame>
        <draw:custom-shape draw:style-name="gr21" draw:text-style-name="P1" xml:id="id51" draw:id="id51" draw:layer="layout" svg:width="6.5cm" svg:height="1.7cm" svg:x="5.9cm" svg:y="133cm">
          <text:p text:style-name="P1">SPADES Assemble </text:p>
          <text:p text:style-name="P1">contigs 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8cm" svg:height="0.739cm" svg:x="13cm" svg:y="133.8cm">
          <draw:text-box>
            <text:p>pair 1, 2</text:p>
          </draw:text-box>
        </draw:frame>
        <draw:custom-shape draw:style-name="gr22" draw:text-style-name="P2" draw:layer="layout" svg:width="20.1cm" svg:height="10.9cm" svg:x="2.7cm" svg:y="13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cm" svg:height="1.039cm" svg:x="18.5cm" svg:y="140.561cm">
          <draw:text-box>
            <text:p>Assemble contigs</text:p>
            <text:p/>
          </draw:text-box>
        </draw:frame>
        <draw:custom-shape draw:style-name="gr23" draw:text-style-name="P1" xml:id="id54" draw:id="id54" draw:layer="layout" svg:width="6.7cm" svg:height="1.7cm" svg:x="6.1cm" svg:y="136.2cm">
          <text:p text:style-name="P1">BWA pair contigs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8cm" svg:height="0.739cm" svg:x="13.4cm" svg:y="136.6cm">
          <draw:text-box>
            <text:p>pair 1, 2</text:p>
          </draw:text-box>
        </draw:frame>
        <draw:custom-shape draw:style-name="gr1" draw:text-style-name="P1" xml:id="id52" draw:id="id52" draw:layer="layout" svg:width="2.4cm" svg:height="1.7cm" svg:x="16.3cm" svg:y="137.6cm">
          <text:p text:style-name="P1">BWA orphan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8cm" svg:height="0.739cm" svg:x="18.8cm" svg:y="138.4cm">
          <draw:text-box>
            <text:p>orphans</text:p>
          </draw:text-box>
        </draw:frame>
        <draw:custom-shape draw:style-name="gr24" draw:text-style-name="P1" xml:id="id53" draw:id="id53" draw:layer="layout" svg:width="11.4cm" svg:height="1.7cm" svg:x="7cm" svg:y="140cm">
          <text:p text:style-name="P1">get contigs</text:p>
          <draw:enhanced-geometry svg:viewBox="0 0 21600 21600" draw:type="rectangle" draw:enhanced-path="M 0 0 L 21600 0 21600 21600 0 21600 0 0 Z N"/>
        </draw:custom-shape>
        <draw:custom-shape draw:style-name="gr1" draw:text-style-name="P1" xml:id="id55" draw:id="id55" draw:layer="layout" svg:width="2.4cm" svg:height="1.7cm" svg:x="22.2cm" svg:y="145.4cm">
          <text:p text:style-name="P1">BWA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58" draw:id="id58" draw:layer="layout" svg:width="2.4cm" svg:height="1.7cm" svg:x="18.7cm" svg:y="147.2cm">
          <text:p text:style-name="P1">BWA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xml:id="id57" draw:id="id57" draw:layer="layout" svg:width="2.4cm" svg:height="1.7cm" svg:x="9.1cm" svg:y="150.6cm">
          <text:p text:style-name="P1">BWA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xml:id="id56" draw:id="id56" draw:layer="layout" svg:width="2.4cm" svg:height="1.7cm" svg:x="15cm" svg:y="151cm">
          <text:p text:style-name="P1">BWA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9.9cm" svg:height="13.1cm" svg:x="6.8cm" svg:y="144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7.1cm" svg:y="144.8cm">
          <draw:text-box>
            <text:p>BWA Annotation</text:p>
          </draw:text-box>
        </draw:frame>
        <draw:custom-shape draw:style-name="gr26" draw:text-style-name="P1" xml:id="id59" draw:id="id59" draw:layer="layout" svg:width="10.7cm" svg:height="1.9cm" svg:x="10.9cm" svg:y="153.9cm">
          <text:p text:style-name="P1">BWA</text:p>
          <text:p text:style-name="P1">Annotation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1" draw:text-style-name="P1" xml:id="id72" draw:id="id72" draw:layer="layout" svg:width="2.4cm" svg:height="1.7cm" svg:x="33.3cm" svg:y="197.5cm">
          <text:p text:style-name="P1">Kaiju on</text:p>
          <text:p text:style-name="P1"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74" draw:id="id74" draw:layer="layout" svg:width="2.4cm" svg:height="1.7cm" svg:x="30.6cm" svg:y="199.2cm">
          <text:p text:style-name="P1">Kaiju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xml:id="id77" draw:id="id77" draw:layer="layout" svg:width="2.4cm" svg:height="1.7cm" svg:x="25.5cm" svg:y="216.5cm">
          <text:p text:style-name="P1">Centrifuge 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78" draw:id="id78" draw:layer="layout" svg:width="2.4cm" svg:height="1.7cm" svg:x="28.9cm" svg:y="218.3cm">
          <text:p text:style-name="P1">Centrifuge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1" draw:text-style-name="P1" xml:id="id70" draw:id="id70" draw:layer="layout" svg:width="2.4cm" svg:height="1.7cm" svg:x="36.6cm" svg:y="194.6cm">
          <text:p text:style-name="P1">Extract taxa </text:p>
          <text:p text:style-name="P1">Info from 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7" draw:text-style-name="P1" xml:id="id73" draw:id="id73" draw:layer="layout" svg:width="10.9cm" svg:height="1.3cm" svg:x="25.7cm" svg:y="208.5cm">
          <text:p text:style-name="P1">Combine kaiju</text:p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1" draw:text-style-name="P1" xml:id="id80" draw:id="id80" draw:layer="layout" svg:width="2.4cm" svg:height="1.7cm" svg:x="34.7cm" svg:y="212.4cm">
          <text:p text:style-name="P1">Centrifuge</text:p>
          <text:p text:style-name="P1"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79" draw:id="id79" draw:layer="layout" svg:width="2.4cm" svg:height="1.7cm" svg:x="31.4cm" svg:y="214.4cm">
          <text:p text:style-name="P1">Centrifuge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xml:id="id76" draw:id="id76" draw:layer="layout" svg:width="2.4cm" svg:height="1.7cm" svg:x="24.7cm" svg:y="201.3cm">
          <text:p text:style-name="P1">Kaiju 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75" draw:id="id75" draw:layer="layout" svg:width="2.4cm" svg:height="1.7cm" svg:x="28.7cm" svg:y="203.2cm">
          <text:p text:style-name="P1">Kaiju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27" draw:text-style-name="P1" xml:id="id81" draw:id="id81" draw:layer="layout" svg:width="10.9cm" svg:height="1.3cm" svg:x="26.4cm" svg:y="223.1cm">
          <text:p text:style-name="P1">Combine Centrifuge</text:p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7" draw:text-style-name="P1" xml:id="id71" draw:id="id71" draw:layer="layout" svg:width="10.9cm" svg:height="1.3cm" svg:x="26.4cm" svg:y="225.6cm">
          <text:p text:style-name="P1">Combine and package for wevote</text:p>
          <draw:enhanced-geometry svg:viewBox="0 0 21600 21600" draw:type="rectangle" draw:enhanced-path="M 0 0 L 21600 0 21600 21600 0 21600 0 0 Z N"/>
        </draw:custom-shape>
        <draw:custom-shape draw:style-name="gr27" draw:text-style-name="P1" xml:id="id82" draw:id="id82" draw:layer="layout" svg:width="10.9cm" svg:height="1.3cm" svg:x="26.4cm" svg:y="228.4cm">
          <text:p text:style-name="P1">WEVOTE</text:p>
          <draw:enhanced-geometry svg:viewBox="0 0 21600 21600" draw:type="rectangle" draw:enhanced-path="M 0 0 L 21600 0 21600 21600 0 21600 0 0 Z N"/>
        </draw:custom-shape>
        <draw:custom-shape draw:style-name="gr27" draw:text-style-name="P1" xml:id="id83" draw:id="id83" draw:layer="layout" svg:width="10.9cm" svg:height="1.3cm" svg:x="26.4cm" svg:y="231cm">
          <text:p text:style-name="P1">WEVOTE cleanup</text:p>
          <draw:enhanced-geometry svg:viewBox="0 0 21600 21600" draw:type="rectangle" draw:enhanced-path="M 0 0 L 21600 0 21600 21600 0 21600 0 0 Z N"/>
        </draw:custom-shape>
        <draw:custom-shape draw:style-name="gr27" draw:text-style-name="P1" xml:id="id84" draw:id="id84" draw:layer="layout" svg:width="10.9cm" svg:height="1.3cm" svg:x="26.4cm" svg:y="233.4cm">
          <text:p text:style-name="P1">Report translation</text:p>
          <draw:enhanced-geometry svg:viewBox="0 0 21600 21600" draw:type="rectangle" draw:enhanced-path="M 0 0 L 21600 0 21600 21600 0 21600 0 0 Z N"/>
        </draw:custom-shape>
        <draw:custom-shape draw:style-name="gr27" draw:text-style-name="P1" xml:id="id85" draw:id="id85" draw:layer="layout" svg:width="10.9cm" svg:height="1.3cm" svg:x="26.4cm" svg:y="235.9cm">
          <text:p text:style-name="P1">Kaiju to Krona</text:p>
          <draw:enhanced-geometry svg:viewBox="0 0 21600 21600" draw:type="rectangle" draw:enhanced-path="M 0 0 L 21600 0 21600 21600 0 21600 0 0 Z N"/>
        </draw:custom-shape>
        <draw:custom-shape draw:style-name="gr27" draw:text-style-name="P1" xml:id="id86" draw:id="id86" draw:layer="layout" svg:width="10.9cm" svg:height="1.3cm" svg:x="26.4cm" svg:y="238.3cm">
          <text:p text:style-name="P1">Cleanup results</text:p>
          <draw:enhanced-geometry svg:viewBox="0 0 21600 21600" draw:type="rectangle" draw:enhanced-path="M 0 0 L 21600 0 21600 21600 0 21600 0 0 Z N"/>
        </draw:custom-shape>
        <draw:custom-shape draw:style-name="gr27" draw:text-style-name="P1" xml:id="id87" draw:id="id87" draw:layer="layout" svg:width="10.9cm" svg:height="1.3cm" svg:x="26.4cm" svg:y="241.1cm">
          <text:p text:style-name="P1">KtImport Text cleanup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1.7cm" svg:height="51.8cm" svg:x="23cm" svg:y="19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3cm" svg:height="0.8cm" svg:x="23.6cm" svg:y="243.9cm">
          <draw:text-box>
            <text:p>Taxanomic Annotation</text:p>
          </draw:text-box>
        </draw:frame>
        <draw:custom-shape draw:style-name="gr27" draw:text-style-name="P1" draw:layer="layout" svg:width="10.9cm" svg:height="1.3cm" svg:x="6.3cm" svg:y="250.8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6.4cm" svg:y="253.2cm">
          <text:p text:style-name="P1">DETECT_LEON script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6.1cm" svg:y="255.2cm">
          <text:p text:style-name="P1">Combine results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5.9cm" svg:y="257.6cm">
          <text:p text:style-name="P1">PRIAM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6.4cm" svg:y="259.7cm">
          <text:p text:style-name="P1">DIAMOND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6.2cm" svg:y="262cm">
          <text:p text:style-name="P1">Cleanup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6.2cm" svg:y="264.2cm">
          <text:p text:style-name="P1">RPKM 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6.2cm" svg:y="266.9cm">
          <text:p text:style-name="P1">Combine results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1.6cm" svg:height="22.1cm" svg:x="2.9cm" svg:y="248.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3.7cm" svg:y="269.2cm">
          <draw:text-box>
            <text:p>Enzyme classification</text:p>
          </draw:text-box>
        </draw:frame>
        <draw:connector draw:style-name="gr10" draw:text-style-name="P2" draw:layer="layout" svg:x1="5.3cm" svg:y1="27.7cm" svg:x2="5.2cm" svg:y2="32.1cm" draw:start-shape="id12" draw:end-shape="id13" draw:end-glue-point="0" svg:d="M5300 27700v2200h-100v2200" svg:viewBox="0 0 101 4401">
          <text:p/>
        </draw:connector>
        <draw:connector draw:style-name="gr10" draw:text-style-name="P2" draw:layer="layout" svg:x1="8.4cm" svg:y1="29.6cm" svg:x2="8.4cm" svg:y2="33.8cm" draw:start-shape="id11" draw:start-glue-point="2" draw:end-shape="id14" draw:end-glue-point="0" svg:d="M8400 29600v4200" svg:viewBox="0 0 1 4201">
          <text:p/>
        </draw:connector>
        <draw:connector draw:style-name="gr10" draw:text-style-name="P2" draw:layer="layout" svg:x1="11.7cm" svg:y1="25.6cm" svg:x2="11.6cm" svg:y2="30cm" draw:start-shape="id10" draw:start-glue-point="2" draw:end-shape="id15" draw:end-glue-point="0" svg:d="M11700 25600v2200h-100v2200" svg:viewBox="0 0 101 4401">
          <text:p/>
        </draw:connector>
        <draw:connector draw:style-name="gr10" draw:text-style-name="P2" draw:layer="layout" svg:x1="11.6cm" svg:y1="31.7cm" svg:x2="11.7cm" svg:y2="35.7cm" draw:start-shape="id15" draw:start-glue-point="2" draw:end-shape="id16" draw:end-glue-point="0" svg:d="M11600 31700v2000h100v2000" svg:viewBox="0 0 101 4001">
          <text:p/>
        </draw:connector>
        <draw:connector draw:style-name="gr10" draw:text-style-name="P2" draw:layer="layout" svg:x1="11.7cm" svg:y1="37.4cm" svg:x2="11.7cm" svg:y2="42cm" draw:start-shape="id16" draw:start-glue-point="2" draw:end-shape="id17" svg:d="M11700 37400v4600" svg:viewBox="0 0 1 4601">
          <text:p/>
        </draw:connector>
        <draw:connector draw:style-name="gr10" draw:text-style-name="P2" draw:layer="layout" svg:x1="8.4cm" svg:y1="35.5cm" svg:x2="8.3cm" svg:y2="39.5cm" draw:start-shape="id14" draw:start-glue-point="2" draw:end-shape="id18" svg:d="M8400 35500v2000h-100v2000" svg:viewBox="0 0 101 4001">
          <text:p/>
        </draw:connector>
        <draw:connector draw:style-name="gr10" draw:text-style-name="P2" draw:layer="layout" svg:x1="5.2cm" svg:y1="33.8cm" svg:x2="4.9cm" svg:y2="37.6cm" draw:start-shape="id13" draw:start-glue-point="2" draw:end-shape="id19" svg:d="M5200 33800v1900h-300v1900" svg:viewBox="0 0 301 3801">
          <text:p/>
        </draw:connector>
        <draw:connector draw:style-name="gr10" draw:text-style-name="P2" draw:layer="layout" svg:x1="11.7cm" svg:y1="43.7cm" svg:x2="11.8cm" svg:y2="50.6cm" draw:start-shape="id17" draw:start-glue-point="2" draw:end-shape="id20" svg:d="M11700 43700v3450h100v3450" svg:viewBox="0 0 101 6901">
          <text:p/>
        </draw:connector>
        <draw:connector draw:style-name="gr10" draw:text-style-name="P2" draw:layer="layout" svg:x1="8.2cm" svg:y1="48cm" svg:x2="8.4cm" svg:y2="54.4cm" draw:start-shape="id21" draw:start-glue-point="2" draw:end-shape="id22" draw:end-glue-point="0" svg:d="M8200 48000v3200h200v3200" svg:viewBox="0 0 201 6401">
          <text:p/>
        </draw:connector>
        <draw:connector draw:style-name="gr10" draw:text-style-name="P2" draw:layer="layout" svg:x1="4.7cm" svg:y1="46cm" svg:x2="5cm" svg:y2="52.5cm" draw:start-shape="id23" draw:start-glue-point="2" draw:end-shape="id24" draw:end-glue-point="0" svg:d="M4700 46000v3250h300v3250" svg:viewBox="0 0 301 6501">
          <text:p/>
        </draw:connector>
        <draw:connector draw:style-name="gr10" draw:text-style-name="P2" draw:layer="layout" svg:x1="4.9cm" svg:y1="39.3cm" svg:x2="4.7cm" svg:y2="44.3cm" draw:start-shape="id19" draw:start-glue-point="2" draw:end-shape="id23" draw:end-glue-point="0" svg:d="M4900 39300v2500h-200v2500" svg:viewBox="0 0 201 5001">
          <text:p/>
        </draw:connector>
        <draw:connector draw:style-name="gr10" draw:text-style-name="P2" draw:layer="layout" svg:x1="8.3cm" svg:y1="41.2cm" svg:x2="8.2cm" svg:y2="46.3cm" draw:start-shape="id18" draw:start-glue-point="2" draw:end-shape="id21" draw:end-glue-point="0" svg:d="M8300 41200v2550h-100v2550" svg:viewBox="0 0 101 5101">
          <text:p/>
        </draw:connector>
        <draw:connector draw:style-name="gr10" draw:text-style-name="P2" draw:layer="layout" svg:x1="5cm" svg:y1="54.2cm" svg:x2="4.8cm" svg:y2="59.2cm" draw:start-shape="id24" draw:start-glue-point="2" draw:end-shape="id25" svg:d="M5000 54200v2500h-200v2500" svg:viewBox="0 0 201 5001">
          <text:p/>
        </draw:connector>
        <draw:connector draw:style-name="gr10" draw:text-style-name="P2" draw:layer="layout" svg:x1="8.4cm" svg:y1="56.1cm" svg:x2="8.3cm" svg:y2="61.2cm" draw:start-shape="id22" draw:start-glue-point="2" draw:end-shape="id26" draw:end-glue-point="0" svg:d="M8400 56100v2550h-100v2550" svg:viewBox="0 0 101 5101">
          <text:p/>
        </draw:connector>
        <draw:connector draw:style-name="gr10" draw:text-style-name="P2" draw:layer="layout" svg:x1="11.8cm" svg:y1="52.3cm" svg:x2="11.8cm" svg:y2="56.9cm" draw:start-shape="id20" draw:start-glue-point="2" draw:end-shape="id27" svg:d="M11800 52300v4600" svg:viewBox="0 0 1 4601">
          <text:p/>
        </draw:connector>
        <draw:connector draw:style-name="gr10" draw:text-style-name="P2" draw:layer="layout" svg:x1="11.8cm" svg:y1="58.6cm" svg:x2="11.7cm" svg:y2="63cm" draw:start-shape="id27" draw:start-glue-point="2" draw:end-shape="id28" draw:end-glue-point="0" svg:d="M11800 58600v2200h-100v2200" svg:viewBox="0 0 101 4401">
          <text:p/>
        </draw:connector>
        <draw:connector draw:style-name="gr10" draw:text-style-name="P2" draw:layer="layout" svg:x1="11.7cm" svg:y1="64.7cm" svg:x2="11.7cm" svg:y2="69.8cm" draw:start-shape="id28" draw:start-glue-point="2" draw:end-shape="id29" draw:end-glue-point="0" svg:d="M11700 64700v5100" svg:viewBox="0 0 1 5101">
          <text:p/>
        </draw:connector>
        <draw:connector draw:style-name="gr10" draw:text-style-name="P2" draw:layer="layout" svg:x1="8.3cm" svg:y1="62.9cm" svg:x2="8.1cm" svg:y2="67.5cm" draw:start-shape="id26" draw:start-glue-point="2" draw:end-shape="id30" draw:end-glue-point="0" svg:d="M8300 62900v2300h-200v2300" svg:viewBox="0 0 201 4601">
          <text:p/>
        </draw:connector>
        <draw:connector draw:style-name="gr10" draw:text-style-name="P2" draw:layer="layout" svg:x1="4.8cm" svg:y1="60.9cm" svg:x2="4.7cm" svg:y2="64.8cm" draw:start-shape="id25" draw:start-glue-point="2" draw:end-shape="id31" draw:end-glue-point="0" svg:d="M4800 60900v1950h-100v1950" svg:viewBox="0 0 101 3901">
          <text:p/>
        </draw:connector>
        <draw:frame draw:style-name="gr30" draw:text-style-name="P5" draw:layer="layout" svg:width="8.8cm" svg:height="5.8cm" svg:x="20cm" svg:y="1.8cm">
          <draw:text-box>
            <text:p text:style-name="P4"><text:span text:style-name="T1">DETAILS ABOUT THIS DIAGRAM:</text:span></text:p>
            <text:p text:style-name="P4"><text:span text:style-name="T1">1) time flows downward</text:span></text:p>
            <text:p text:style-name="P4"><text:span text:style-name="T1">2) arrows connect the flow of data, not control flow.</text:span></text:p>
            <text:p text:style-name="P4"><text:span text:style-name="T1"/></text:p>
          </draw:text-box>
        </draw:frame>
        <draw:connector draw:style-name="gr10" draw:text-style-name="P2" draw:layer="layout" svg:x1="11.7cm" svg:y1="71.5cm" svg:x2="15.4cm" svg:y2="79.8cm" draw:start-shape="id29" draw:start-glue-point="2" draw:end-shape="id32" draw:end-glue-point="0" svg:d="M11700 71500v4150h3700v4150" svg:viewBox="0 0 3701 8301">
          <text:p/>
        </draw:connector>
        <draw:connector draw:style-name="gr10" draw:text-style-name="P2" draw:layer="layout" svg:x1="8.2cm" svg:y1="75.3cm" svg:x2="10.2cm" svg:y2="83cm" draw:start-shape="id33" draw:start-glue-point="2" draw:end-shape="id34" draw:end-glue-point="0" svg:d="M8200 75300v3850h2000v3850" svg:viewBox="0 0 2001 7701">
          <text:p/>
        </draw:connector>
        <draw:connector draw:style-name="gr10" draw:text-style-name="P2" draw:layer="layout" svg:x1="8.1cm" svg:y1="69.2cm" svg:x2="8.2cm" svg:y2="73.6cm" draw:start-shape="id30" draw:start-glue-point="2" draw:end-shape="id33" draw:end-glue-point="0" svg:d="M8100 69200v2200h100v2200" svg:viewBox="0 0 101 4401">
          <text:p/>
        </draw:connector>
        <draw:connector draw:style-name="gr10" draw:text-style-name="P2" draw:layer="layout" svg:x1="4.7cm" svg:y1="66.5cm" svg:x2="4.7cm" svg:y2="71.6cm" draw:start-shape="id31" draw:start-glue-point="2" draw:end-shape="id35" draw:end-glue-point="0" svg:d="M4700 66500v5100" svg:viewBox="0 0 1 5101">
          <text:p/>
        </draw:connector>
        <draw:connector draw:style-name="gr10" draw:text-style-name="P2" draw:layer="layout" svg:x1="4.7cm" svg:y1="73.3cm" svg:x2="4.2cm" svg:y2="82.8cm" draw:start-shape="id35" draw:start-glue-point="2" draw:end-shape="id36" draw:end-glue-point="0" svg:d="M4700 73300v4750h-500v4750" svg:viewBox="0 0 501 9501">
          <text:p/>
        </draw:connector>
        <draw:connector draw:style-name="gr10" draw:text-style-name="P2" draw:layer="layout" svg:x1="15.4cm" svg:y1="81.5cm" svg:x2="15.35cm" svg:y2="85.2cm" draw:start-shape="id32" draw:start-glue-point="2" draw:end-shape="id37" draw:end-glue-point="0" svg:d="M15400 81500v1850h-50v1850" svg:viewBox="0 0 51 3701">
          <text:p/>
        </draw:connector>
        <draw:connector draw:style-name="gr10" draw:text-style-name="P2" draw:layer="layout" svg:x1="10.2cm" svg:y1="84.7cm" svg:x2="10.25cm" svg:y2="90.961cm" draw:start-shape="id34" draw:start-glue-point="2" draw:end-shape="id38" draw:end-glue-point="0" svg:d="M10200 84700v3131h50v3130" svg:viewBox="0 0 51 6262">
          <text:p/>
        </draw:connector>
        <draw:connector draw:style-name="gr10" draw:text-style-name="P2" draw:layer="layout" svg:x1="4.2cm" svg:y1="84.5cm" svg:x2="4.15cm" svg:y2="88cm" draw:start-shape="id36" draw:start-glue-point="2" draw:end-shape="id39" svg:d="M4200 84500v1750h-50v1750" svg:viewBox="0 0 51 3501">
          <text:p/>
        </draw:connector>
        <draw:connector draw:style-name="gr10" draw:text-style-name="P2" draw:layer="layout" svg:x1="15.35cm" svg:y1="88cm" svg:x2="15.35cm" svg:y2="94.6cm" draw:start-shape="id37" draw:start-glue-point="2" draw:end-shape="id40" draw:end-glue-point="0" svg:d="M15350 88000v6600" svg:viewBox="0 0 1 6601">
          <text:p/>
        </draw:connector>
        <draw:connector draw:style-name="gr10" draw:text-style-name="P2" draw:layer="layout" svg:x1="10.25cm" svg:y1="93.761cm" svg:x2="10.35cm" svg:y2="101.6cm" draw:start-shape="id38" draw:start-glue-point="2" draw:end-shape="id41" draw:end-glue-point="0" svg:d="M10250 93761v3920h100v3919" svg:viewBox="0 0 101 7840">
          <text:p/>
        </draw:connector>
        <draw:connector draw:style-name="gr10" draw:text-style-name="P2" draw:layer="layout" svg:x1="4.15cm" svg:y1="90.8cm" svg:x2="4.15cm" svg:y2="98.1cm" draw:start-shape="id39" draw:start-glue-point="2" draw:end-shape="id42" draw:end-glue-point="0" svg:d="M4150 90800v7300" svg:viewBox="0 0 1 7301">
          <text:p/>
        </draw:connector>
        <draw:connector draw:style-name="gr10" draw:text-style-name="P2" draw:layer="layout" svg:x1="15.35cm" svg:y1="97.4cm" svg:x2="16.15cm" svg:y2="104.2cm" draw:start-shape="id40" draw:start-glue-point="2" draw:end-shape="id43" svg:d="M15350 97400v3400h800v3400" svg:viewBox="0 0 801 6801">
          <text:p/>
        </draw:connector>
        <draw:connector draw:style-name="gr10" draw:text-style-name="P2" draw:layer="layout" svg:x1="10.35cm" svg:y1="104.4cm" svg:x2="10.35cm" svg:y2="111.1cm" draw:start-shape="id41" draw:start-glue-point="2" draw:end-shape="id44" draw:end-glue-point="0" svg:d="M10350 104400v6700" svg:viewBox="0 0 1 6701">
          <text:p/>
        </draw:connector>
        <draw:connector draw:style-name="gr10" draw:text-style-name="P2" draw:layer="layout" svg:x1="4.15cm" svg:y1="100.9cm" svg:x2="4.55cm" svg:y2="108cm" draw:start-shape="id42" draw:start-glue-point="2" draw:end-shape="id45" draw:end-glue-point="0" svg:d="M4150 100900v3550h400v3550" svg:viewBox="0 0 401 7101">
          <text:p/>
        </draw:connector>
        <draw:connector draw:style-name="gr10" draw:text-style-name="P2" draw:layer="layout" svg:x1="16.15cm" svg:y1="107cm" svg:x2="19.403cm" svg:y2="116.417cm" draw:start-shape="id43" draw:start-glue-point="2" svg:d="M16150 107000v4959h3253v4458" svg:viewBox="0 0 3254 9418">
          <text:p/>
        </draw:connector>
        <draw:connector draw:style-name="gr10" draw:text-style-name="P2" draw:layer="layout" svg:x1="10.35cm" svg:y1="113.9cm" svg:x2="11.7cm" svg:y2="115.4cm" draw:start-shape="id44" draw:start-glue-point="2" draw:end-shape="id46" draw:end-glue-point="0" svg:d="M10350 113900v750h1350v750" svg:viewBox="0 0 1351 1501">
          <text:p/>
        </draw:connector>
        <draw:connector draw:style-name="gr10" draw:text-style-name="P2" draw:layer="layout" svg:x1="4.55cm" svg:y1="110.8cm" svg:x2="4.5cm" svg:y2="116.2cm" draw:start-shape="id45" draw:start-glue-point="2" draw:end-shape="id46" draw:end-glue-point="3" svg:d="M4550 110800v2300h-551v3100h501" svg:viewBox="0 0 552 5401">
          <text:p/>
        </draw:connector>
        <draw:connector draw:style-name="gr10" draw:text-style-name="P2" draw:layer="layout" svg:x1="11.7cm" svg:y1="117cm" svg:x2="11.25cm" svg:y2="118.4cm" draw:start-shape="id46" draw:start-glue-point="2" draw:end-shape="id47" svg:d="M11700 117000v700h-450v700" svg:viewBox="0 0 451 1401">
          <text:p/>
        </draw:connector>
        <draw:connector draw:style-name="gr10" draw:text-style-name="P2" draw:layer="layout" svg:x1="11.25cm" svg:y1="120.1cm" svg:x2="38.5cm" svg:y2="125.8cm" draw:start-shape="id47" draw:start-glue-point="2" draw:end-shape="id48" draw:end-glue-point="0" svg:d="M11250 120100v2850h27250v2850" svg:viewBox="0 0 27251 5701">
          <text:p/>
        </draw:connector>
        <draw:connector draw:style-name="gr10" draw:text-style-name="P2" draw:layer="layout" svg:x1="11.25cm" svg:y1="120.1cm" svg:x2="28.2cm" svg:y2="127.7cm" draw:start-shape="id47" draw:start-glue-point="2" draw:end-shape="id49" svg:d="M11250 120100v3800h16950v3800" svg:viewBox="0 0 16951 7601">
          <text:p/>
        </draw:connector>
        <draw:connector draw:style-name="gr10" draw:text-style-name="P2" draw:layer="layout" svg:x1="11.25cm" svg:y1="120.1cm" svg:x2="34.4cm" svg:y2="130cm" draw:start-shape="id47" draw:start-glue-point="2" draw:end-shape="id50" svg:d="M11250 120100v4950h23150v4950" svg:viewBox="0 0 23151 9901">
          <text:p/>
        </draw:connector>
        <draw:connector draw:style-name="gr10" draw:text-style-name="P2" draw:layer="layout" svg:x1="34.4cm" svg:y1="131.7cm" svg:x2="9.15cm" svg:y2="133cm" draw:start-shape="id50" draw:start-glue-point="2" draw:end-shape="id51" draw:end-glue-point="0" svg:d="M34400 131700v650h-25250v650" svg:viewBox="0 0 25251 1301">
          <text:p/>
        </draw:connector>
        <draw:connector draw:style-name="gr10" draw:text-style-name="P2" draw:layer="layout" svg:x1="28.2cm" svg:y1="129.4cm" svg:x2="9.15cm" svg:y2="133cm" draw:start-shape="id49" draw:start-glue-point="2" draw:end-shape="id51" draw:end-glue-point="0" svg:d="M28200 129400v1800h-19050v1800" svg:viewBox="0 0 19051 3601">
          <text:p/>
        </draw:connector>
        <draw:connector draw:style-name="gr10" draw:text-style-name="P2" draw:layer="layout" svg:x1="38.5cm" svg:y1="127.5cm" svg:x2="17.5cm" svg:y2="137.6cm" draw:start-shape="id48" draw:start-glue-point="2" draw:end-shape="id52" svg:d="M38500 127500v5050h-21000v5050" svg:viewBox="0 0 21001 10101">
          <text:p/>
        </draw:connector>
        <draw:connector draw:style-name="gr10" draw:text-style-name="P2" draw:layer="layout" svg:x1="17.5cm" svg:y1="139.3cm" svg:x2="12.7cm" svg:y2="140cm" draw:start-shape="id52" draw:start-glue-point="2" draw:end-shape="id53" draw:end-glue-point="0" svg:d="M17500 139300v350h-4800v350" svg:viewBox="0 0 4801 701">
          <text:p/>
        </draw:connector>
        <draw:connector draw:style-name="gr10" draw:text-style-name="P2" draw:layer="layout" svg:x1="9.15cm" svg:y1="134.7cm" svg:x2="9.45cm" svg:y2="136.2cm" draw:start-shape="id51" draw:start-glue-point="2" draw:end-shape="id54" draw:end-glue-point="0" svg:d="M9150 134700v750h300v750" svg:viewBox="0 0 301 1501">
          <text:p/>
        </draw:connector>
        <draw:connector draw:style-name="gr10" draw:text-style-name="P2" draw:layer="layout" svg:x1="9.45cm" svg:y1="137.9cm" svg:x2="12.7cm" svg:y2="140cm" draw:start-shape="id54" draw:start-glue-point="2" draw:end-shape="id53" svg:d="M9450 137900v1050h3250v1050" svg:viewBox="0 0 3251 2101">
          <text:p/>
        </draw:connector>
        <draw:connector draw:style-name="gr10" draw:text-style-name="P2" draw:layer="layout" svg:x1="12.7cm" svg:y1="141.7cm" svg:x2="23.4cm" svg:y2="145.4cm" draw:start-shape="id53" draw:start-glue-point="2" draw:end-shape="id55" svg:d="M12700 141700v1850h10700v1850" svg:viewBox="0 0 10701 3701">
          <text:p/>
        </draw:connector>
        <draw:connector draw:style-name="gr10" draw:text-style-name="P2" draw:layer="layout" draw:line-skew="6.35cm" svg:x1="34.4cm" svg:y1="131.7cm" svg:x2="16.2cm" svg:y2="151cm" draw:start-shape="id50" draw:start-glue-point="2" draw:end-shape="id56" draw:end-glue-point="0" svg:d="M34400 131700v16000h-18200v3300" svg:viewBox="0 0 18201 19301">
          <text:p/>
        </draw:connector>
        <draw:connector draw:style-name="gr10" draw:text-style-name="P2" draw:layer="layout" draw:line-skew="8.25cm" svg:x1="28.2cm" svg:y1="129.4cm" svg:x2="10.3cm" svg:y2="150.6cm" draw:start-shape="id49" draw:start-glue-point="2" draw:end-shape="id57" draw:end-glue-point="0" svg:d="M28200 129400v18850h-17900v2350" svg:viewBox="0 0 17901 21201">
          <text:p/>
        </draw:connector>
        <draw:connector draw:style-name="gr10" draw:text-style-name="P2" draw:layer="layout" svg:x1="38.5cm" svg:y1="127.5cm" svg:x2="19.9cm" svg:y2="147.2cm" draw:start-shape="id48" draw:start-glue-point="2" draw:end-shape="id58" draw:end-glue-point="0" svg:d="M38500 127500v9850h-18600v9850" svg:viewBox="0 0 18601 19701">
          <text:p/>
        </draw:connector>
        <draw:connector draw:style-name="gr10" draw:text-style-name="P2" draw:layer="layout" draw:line-skew="0.35cm" svg:x1="16.25cm" svg:y1="155.8cm" svg:x2="21.1cm" svg:y2="163.6cm" draw:start-shape="id59" draw:end-shape="id60" draw:end-glue-point="0" svg:d="M16250 155800v4250h4850v3550" svg:viewBox="0 0 4851 7801">
          <text:p/>
        </draw:connector>
        <draw:connector draw:style-name="gr10" draw:text-style-name="P2" draw:layer="layout" draw:line-skew="1.55cm" svg:x1="16.25cm" svg:y1="155.8cm" svg:x2="17.3cm" svg:y2="165.6cm" draw:start-shape="id59" draw:start-glue-point="2" draw:end-shape="id61" svg:d="M16250 155800v6450h1050v3350" svg:viewBox="0 0 1051 9801">
          <text:p/>
        </draw:connector>
        <draw:connector draw:style-name="gr10" draw:text-style-name="P2" draw:layer="layout" draw:line-skew="1.8cm" svg:x1="16.25cm" svg:y1="155.8cm" svg:x2="11cm" svg:y2="167.4cm" draw:start-shape="id59" draw:start-glue-point="2" draw:end-shape="id62" draw:end-glue-point="0" svg:d="M16250 155800v7600h-5250v4000" svg:viewBox="0 0 5251 11601">
          <text:p/>
        </draw:connector>
        <draw:connector draw:style-name="gr10" draw:text-style-name="P2" draw:layer="layout" draw:line-skew="1.65cm" svg:x1="16.25cm" svg:y1="155.8cm" svg:x2="14.3cm" svg:y2="170.4cm" draw:start-shape="id59" draw:start-glue-point="2" draw:end-shape="id63" draw:end-glue-point="0" svg:d="M16250 155800v8950h-1950v5650" svg:viewBox="0 0 1951 14601">
          <text:p/>
        </draw:connector>
        <draw:connector draw:style-name="gr10" draw:text-style-name="P2" draw:layer="layout" svg:x1="14.3cm" svg:y1="172.1cm" svg:x2="15.05cm" svg:y2="173.2cm" draw:start-shape="id63" draw:start-glue-point="2" draw:end-shape="id64" draw:end-glue-point="0" svg:d="M14300 172100v550h750v550" svg:viewBox="0 0 751 1101">
          <text:p/>
        </draw:connector>
        <draw:connector draw:style-name="gr10" draw:text-style-name="P2" draw:layer="layout" svg:x1="21.1cm" svg:y1="165.3cm" svg:x2="20.6cm" svg:y2="174.05cm" draw:start-shape="id60" draw:start-glue-point="2" draw:end-shape="id64" draw:end-glue-point="1" svg:d="M21100 165300v3950h1v4800h-501" svg:viewBox="0 0 502 8751">
          <text:p/>
        </draw:connector>
        <draw:connector draw:style-name="gr10" draw:text-style-name="P2" draw:layer="layout" svg:x1="17.3cm" svg:y1="167.3cm" svg:x2="20.6cm" svg:y2="174.05cm" draw:start-shape="id61" draw:start-glue-point="2" draw:end-shape="id64" draw:end-glue-point="1" svg:d="M17300 167300v2950h3801v3800h-501" svg:viewBox="0 0 3802 6751">
          <text:p/>
        </draw:connector>
        <draw:connector draw:style-name="gr10" draw:text-style-name="P2" draw:layer="layout" svg:x1="11cm" svg:y1="169.1cm" svg:x2="9.5cm" svg:y2="174.05cm" draw:start-shape="id62" draw:start-glue-point="2" draw:end-shape="id64" draw:end-glue-point="3" svg:d="M11000 169100v2050h-2001v2900h501" svg:viewBox="0 0 2002 4951">
          <text:p/>
        </draw:connector>
        <draw:connector draw:style-name="gr10" draw:text-style-name="P2" draw:layer="layout" svg:x1="16.2cm" svg:y1="152.7cm" svg:x2="16.25cm" svg:y2="153.9cm" draw:start-shape="id56" draw:start-glue-point="2" draw:end-shape="id59" draw:end-glue-point="0" svg:d="M16200 152700v600h50v600" svg:viewBox="0 0 51 1201">
          <text:p/>
        </draw:connector>
        <draw:connector draw:style-name="gr10" draw:text-style-name="P2" draw:layer="layout" svg:x1="23.4cm" svg:y1="147.1cm" svg:x2="21.6cm" svg:y2="154.85cm" draw:start-shape="id55" draw:start-glue-point="2" draw:end-shape="id59" draw:end-glue-point="1" svg:d="M23400 147100v7750h-1800" svg:viewBox="0 0 1801 7751">
          <text:p/>
        </draw:connector>
        <draw:connector draw:style-name="gr10" draw:text-style-name="P2" draw:layer="layout" svg:x1="19.9cm" svg:y1="148.9cm" svg:x2="21.6cm" svg:y2="154.85cm" draw:start-shape="id58" draw:start-glue-point="2" draw:end-shape="id59" draw:end-glue-point="1" svg:d="M19900 148900v2500h2201v3450h-501" svg:viewBox="0 0 2202 5951">
          <text:p/>
        </draw:connector>
        <draw:connector draw:style-name="gr10" draw:text-style-name="P2" draw:layer="layout" svg:x1="10.3cm" svg:y1="152.3cm" svg:x2="10.9cm" svg:y2="154.85cm" draw:start-shape="id57" draw:start-glue-point="2" draw:end-shape="id59" draw:end-glue-point="3" svg:d="M10300 152300v2550h600" svg:viewBox="0 0 601 2551">
          <text:p/>
        </draw:connector>
        <draw:connector draw:style-name="gr10" draw:text-style-name="P2" draw:layer="layout" svg:x1="15.05cm" svg:y1="174.9cm" svg:x2="19.7cm" svg:y2="178.9cm" draw:start-shape="id64" draw:start-glue-point="2" draw:end-shape="id65" svg:d="M15050 174900v2000h4650v2000" svg:viewBox="0 0 4651 4001">
          <text:p/>
        </draw:connector>
        <draw:connector draw:style-name="gr10" draw:text-style-name="P2" draw:layer="layout" svg:x1="15.05cm" svg:y1="174.9cm" svg:x2="16.5cm" svg:y2="181.2cm" draw:start-shape="id64" draw:end-shape="id66" draw:end-glue-point="0" svg:d="M15050 174900v3150h1450v3150" svg:viewBox="0 0 1451 6301">
          <text:p/>
        </draw:connector>
        <draw:connector draw:style-name="gr10" draw:text-style-name="P2" draw:layer="layout" svg:x1="15.05cm" svg:y1="174.9cm" svg:x2="8.4cm" svg:y2="183.7cm" draw:start-shape="id64" draw:start-glue-point="2" draw:end-shape="id67" draw:end-glue-point="0" svg:d="M15050 174900v4400h-6650v4400" svg:viewBox="0 0 6651 8801">
          <text:p/>
        </draw:connector>
        <draw:connector draw:style-name="gr10" draw:text-style-name="P2" draw:layer="layout" svg:x1="15.05cm" svg:y1="174.9cm" svg:x2="12.5cm" svg:y2="185.6cm" draw:start-shape="id64" draw:start-glue-point="2" draw:end-shape="id68" draw:end-glue-point="0" svg:d="M15050 174900v5350h-2550v5350" svg:viewBox="0 0 2551 10701">
          <text:p/>
        </draw:connector>
        <draw:connector draw:style-name="gr10" draw:text-style-name="P2" draw:layer="layout" svg:x1="8.4cm" svg:y1="185.4cm" svg:x2="7.9cm" svg:y2="189.85cm" draw:start-shape="id67" draw:start-glue-point="2" draw:end-shape="id69" draw:end-glue-point="3" svg:d="M8400 185400v1800h-1001v2650h501" svg:viewBox="0 0 1002 4451">
          <text:p/>
        </draw:connector>
        <draw:connector draw:style-name="gr10" draw:text-style-name="P2" draw:layer="layout" svg:x1="12.5cm" svg:y1="187.3cm" svg:x2="12.9cm" svg:y2="189cm" draw:start-shape="id68" draw:start-glue-point="2" draw:end-shape="id69" draw:end-glue-point="0" svg:d="M12500 187300v850h400v850" svg:viewBox="0 0 401 1701">
          <text:p/>
        </draw:connector>
        <draw:connector draw:style-name="gr10" draw:text-style-name="P2" draw:layer="layout" svg:x1="16.5cm" svg:y1="182.9cm" svg:x2="17.9cm" svg:y2="189.85cm" draw:start-shape="id66" draw:start-glue-point="2" draw:end-shape="id69" draw:end-glue-point="1" svg:d="M16500 182900v3050h1901v3900h-501" svg:viewBox="0 0 1902 6951">
          <text:p/>
        </draw:connector>
        <draw:connector draw:style-name="gr10" draw:text-style-name="P2" draw:layer="layout" svg:x1="19.7cm" svg:y1="180.6cm" svg:x2="17.9cm" svg:y2="189.85cm" draw:start-shape="id65" draw:start-glue-point="2" draw:end-shape="id69" draw:end-glue-point="1" svg:d="M19700 180600v9250h-1800" svg:viewBox="0 0 1801 9251">
          <text:p/>
        </draw:connector>
        <draw:connector draw:style-name="gr10" draw:text-style-name="P2" draw:layer="layout" svg:x1="37.8cm" svg:y1="196.3cm" svg:x2="37.3cm" svg:y2="226.25cm" draw:start-shape="id70" draw:start-glue-point="2" draw:end-shape="id71" draw:end-glue-point="1" svg:d="M37800 196300v14650h1v15300h-501" svg:viewBox="0 0 502 29951">
          <text:p/>
        </draw:connector>
        <draw:connector draw:style-name="gr10" draw:text-style-name="P2" draw:layer="layout" svg:x1="34.5cm" svg:y1="199.2cm" svg:x2="36.6cm" svg:y2="209.15cm" draw:start-shape="id72" draw:start-glue-point="2" draw:end-shape="id73" draw:end-glue-point="1" svg:d="M34500 199200v4650h2601v5300h-501" svg:viewBox="0 0 2602 9951">
          <text:p/>
        </draw:connector>
        <draw:connector draw:style-name="gr10" draw:text-style-name="P2" draw:layer="layout" svg:x1="31.8cm" svg:y1="200.9cm" svg:x2="36.6cm" svg:y2="209.15cm" draw:start-shape="id74" draw:start-glue-point="2" draw:end-shape="id73" draw:end-glue-point="1" svg:d="M31800 200900v3800h5301v4450h-501" svg:viewBox="0 0 5302 8251">
          <text:p/>
        </draw:connector>
        <draw:connector draw:style-name="gr10" draw:text-style-name="P2" draw:layer="layout" svg:x1="29.9cm" svg:y1="204.9cm" svg:x2="31.15cm" svg:y2="208.5cm" draw:start-shape="id75" draw:start-glue-point="2" draw:end-shape="id73" svg:d="M29900 204900v1800h1250v1800" svg:viewBox="0 0 1251 3601">
          <text:p/>
        </draw:connector>
        <draw:connector draw:style-name="gr10" draw:text-style-name="P2" draw:layer="layout" svg:x1="25.9cm" svg:y1="203cm" svg:x2="25.7cm" svg:y2="209.15cm" draw:start-shape="id76" draw:start-glue-point="2" draw:end-shape="id73" draw:end-glue-point="3" svg:d="M25900 203000v2750h-701v3400h501" svg:viewBox="0 0 702 6151">
          <text:p/>
        </draw:connector>
        <draw:connector draw:style-name="gr10" draw:text-style-name="P2" draw:layer="layout" draw:line-skew="27.5cm" svg:x1="28.2cm" svg:y1="129.4cm" svg:x2="25.9cm" svg:y2="201.3cm" draw:start-shape="id49" draw:start-glue-point="2" draw:end-shape="id76" draw:end-glue-point="0" svg:d="M28200 129400v63450h-2300v8450" svg:viewBox="0 0 2301 71901">
          <text:p/>
        </draw:connector>
        <draw:connector draw:style-name="gr10" draw:text-style-name="P2" draw:layer="layout" svg:x1="12.9cm" svg:y1="190.7cm" svg:x2="37.8cm" svg:y2="194.6cm" draw:start-shape="id69" draw:start-glue-point="2" draw:end-shape="id70" draw:end-glue-point="0" svg:d="M12900 190700v1950h24900v1950" svg:viewBox="0 0 24901 3901">
          <text:p/>
        </draw:connector>
        <draw:connector draw:style-name="gr10" draw:text-style-name="P2" draw:layer="layout" draw:line-skew="25.2cm" svg:x1="34.4cm" svg:y1="131.7cm" svg:x2="29.9cm" svg:y2="203.2cm" draw:start-shape="id50" draw:start-glue-point="2" draw:end-shape="id75" svg:d="M34400 131700v60950h-4500v10550" svg:viewBox="0 0 4501 71501">
          <text:p/>
        </draw:connector>
        <draw:connector draw:style-name="gr10" draw:text-style-name="P2" draw:layer="layout" draw:line-skew="29.7cm" svg:x1="38.5cm" svg:y1="127.5cm" svg:x2="31.8cm" svg:y2="199.2cm" draw:start-shape="id48" draw:start-glue-point="2" draw:end-shape="id74" svg:d="M38500 127500v65550h-6700v6150" svg:viewBox="0 0 6701 71701">
          <text:p/>
        </draw:connector>
        <draw:connector draw:style-name="gr10" draw:text-style-name="P2" draw:layer="layout" draw:line-skew="-1.799cm 23.45cm" svg:x1="7cm" svg:y1="140.85cm" svg:x2="34.5cm" svg:y2="197.5cm" draw:start-shape="id53" draw:start-glue-point="3" draw:end-shape="id72" draw:end-glue-point="0" svg:d="M7000 140850h-2300v52200h29800v4450" svg:viewBox="0 0 29801 56651">
          <text:p/>
        </draw:connector>
        <draw:connector draw:style-name="gr10" draw:text-style-name="P2" draw:layer="layout" svg:x1="28.2cm" svg:y1="129.4cm" svg:x2="26.7cm" svg:y2="216.5cm" draw:start-shape="id49" draw:start-glue-point="2" draw:end-shape="id77" svg:d="M28200 129400v43550h-1500v43550" svg:viewBox="0 0 1501 87101">
          <text:p/>
        </draw:connector>
        <draw:connector draw:style-name="gr10" draw:text-style-name="P2" draw:layer="layout" svg:x1="34.4cm" svg:y1="131.7cm" svg:x2="30.1cm" svg:y2="218.3cm" draw:start-shape="id50" draw:start-glue-point="2" draw:end-shape="id78" svg:d="M34400 131700v43300h-4300v43300" svg:viewBox="0 0 4301 86601">
          <text:p/>
        </draw:connector>
        <draw:connector draw:style-name="gr10" draw:text-style-name="P2" draw:layer="layout" svg:x1="38.5cm" svg:y1="127.5cm" svg:x2="32.6cm" svg:y2="214.4cm" draw:start-shape="id48" draw:start-glue-point="2" draw:end-shape="id79" draw:end-glue-point="0" svg:d="M38500 127500v43450h-5900v43450" svg:viewBox="0 0 5901 86901">
          <text:p/>
        </draw:connector>
        <draw:connector draw:style-name="gr10" draw:text-style-name="P2" draw:layer="layout" draw:line-skew="-3.299cm 15.55cm" svg:x1="7cm" svg:y1="140.85cm" svg:x2="35.9cm" svg:y2="212.4cm" draw:start-shape="id53" draw:start-glue-point="3" draw:end-shape="id80" draw:end-glue-point="0" svg:d="M7000 140850h-3800v51750h32700v19800" svg:viewBox="0 0 32701 71551">
          <text:p/>
        </draw:connector>
        <draw:connector draw:style-name="gr10" draw:text-style-name="P2" draw:layer="layout" draw:line-skew="2.7cm" svg:x1="35.9cm" svg:y1="214.1cm" svg:x2="31.85cm" svg:y2="223.1cm" draw:start-shape="id80" draw:start-glue-point="2" draw:end-shape="id81" draw:end-glue-point="0" svg:d="M35900 214100v7200h-4050v1800" svg:viewBox="0 0 4051 9001">
          <text:p/>
        </draw:connector>
        <draw:connector draw:style-name="gr10" draw:text-style-name="P2" draw:layer="layout" svg:x1="32.6cm" svg:y1="216.1cm" svg:x2="31.85cm" svg:y2="223.1cm" draw:start-shape="id79" draw:start-glue-point="2" draw:end-shape="id81" svg:d="M32600 216100v3500h-750v3500" svg:viewBox="0 0 751 7001">
          <text:p/>
        </draw:connector>
        <draw:connector draw:style-name="gr10" draw:text-style-name="P2" draw:layer="layout" svg:x1="30.1cm" svg:y1="220cm" svg:x2="31.85cm" svg:y2="223.1cm" draw:start-shape="id78" draw:start-glue-point="2" draw:end-shape="id81" draw:end-glue-point="0" svg:d="M30100 220000v1550h1750v1550" svg:viewBox="0 0 1751 3101">
          <text:p/>
        </draw:connector>
        <draw:connector draw:style-name="gr10" draw:text-style-name="P2" draw:layer="layout" svg:x1="26.7cm" svg:y1="218.2cm" svg:x2="31.85cm" svg:y2="223.1cm" draw:start-shape="id77" draw:start-glue-point="2" draw:end-shape="id81" draw:end-glue-point="0" svg:d="M26700 218200v2450h5150v2450" svg:viewBox="0 0 5151 4901">
          <text:p/>
        </draw:connector>
        <draw:connector draw:style-name="gr10" draw:text-style-name="P2" draw:layer="layout" svg:x1="31.85cm" svg:y1="224.4cm" svg:x2="31.85cm" svg:y2="225.6cm" draw:start-shape="id81" draw:start-glue-point="2" draw:end-shape="id71" draw:end-glue-point="0" svg:d="M31850 224400v1200" svg:viewBox="0 0 1 1201">
          <text:p/>
        </draw:connector>
        <draw:connector draw:style-name="gr10" draw:text-style-name="P2" draw:layer="layout" svg:x1="31.85cm" svg:y1="226.9cm" svg:x2="31.85cm" svg:y2="228.4cm" draw:start-shape="id71" draw:start-glue-point="2" draw:end-shape="id82" draw:end-glue-point="0" svg:d="M31850 226900v1500" svg:viewBox="0 0 1 1501">
          <text:p/>
        </draw:connector>
        <draw:connector draw:style-name="gr10" draw:text-style-name="P2" draw:layer="layout" svg:x1="31.85cm" svg:y1="229.7cm" svg:x2="31.85cm" svg:y2="231cm" draw:start-shape="id82" draw:start-glue-point="2" draw:end-shape="id83" draw:end-glue-point="0" svg:d="M31850 229700v1300" svg:viewBox="0 0 1 1301">
          <text:p/>
        </draw:connector>
        <draw:connector draw:style-name="gr10" draw:text-style-name="P2" draw:layer="layout" svg:x1="31.85cm" svg:y1="232.3cm" svg:x2="31.85cm" svg:y2="233.4cm" draw:start-shape="id83" draw:start-glue-point="2" draw:end-shape="id84" draw:end-glue-point="0" svg:d="M31850 232300v1100" svg:viewBox="0 0 1 1101">
          <text:p/>
        </draw:connector>
        <draw:connector draw:style-name="gr10" draw:text-style-name="P2" draw:layer="layout" svg:x1="31.85cm" svg:y1="234.7cm" svg:x2="31.85cm" svg:y2="235.9cm" draw:start-shape="id84" draw:start-glue-point="2" draw:end-shape="id85" draw:end-glue-point="0" svg:d="M31850 234700v1200" svg:viewBox="0 0 1 1201">
          <text:p/>
        </draw:connector>
        <draw:connector draw:style-name="gr10" draw:text-style-name="P2" draw:layer="layout" svg:x1="31.85cm" svg:y1="237.2cm" svg:x2="31.85cm" svg:y2="238.3cm" draw:start-shape="id85" draw:start-glue-point="2" draw:end-shape="id86" draw:end-glue-point="0" svg:d="M31850 237200v1100" svg:viewBox="0 0 1 1101">
          <text:p/>
        </draw:connector>
        <draw:connector draw:style-name="gr10" draw:text-style-name="P2" draw:layer="layout" svg:x1="31.85cm" svg:y1="239.6cm" svg:x2="31.85cm" svg:y2="241.1cm" draw:start-shape="id86" draw:start-glue-point="2" draw:end-shape="id87" svg:d="M31850 2396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8-04-19T12:06:31.605000000</dc:date>
    <meta:editing-duration>P6DT1H28M41S</meta:editing-duration>
    <meta:editing-cycles>43</meta:editing-cycles>
    <meta:generator>LibreOffice/5.4.2.2$Windows_X86_64 LibreOffice_project/22b09f6418e8c2d508a9eaf86b2399209b0990f4</meta:generator>
    <meta:document-statistic meta:object-count="250"/>
  </office:meta>
</office:document-meta>
</file>